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copy( InputStream is , File dir , String destName , String destDir , byte [ ] 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Util.downloadSource( PrintStream out , PrintStream err , URL srcURL , String dirStr , boolean extra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FileUtil.unjar( JarInputStream jis , File 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